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wmf" manifest:media-type="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  <style:text-properties fo:font-weight="bold" style:font-weight-asian="bold" fo:font-size="14pt" style:font-size-asian="14pt" style:font-size-complex="14pt"/>
    </style:style>
    <style:style style:name="T14" style:parent-style-name="Основнойшрифтабзаца" style:family="text">
      <style:text-properties style:font-name="Monotype Corsiva" fo:language="en" fo:country="US"/>
    </style:style>
    <style:style style:name="P13" style:parent-style-name="Обычный" style:family="paragraph">
      <style:paragraph-properties fo:text-align="justify" fo:margin-bottom="0.0694in">
        <style:drop-cap style:length="1" style:lines="3"/>
      </style:paragraph-properties>
    </style:style>
    <style:style style:name="T15" style:parent-style-name="Основнойшрифтабзаца" style:family="text">
      <style:text-properties style:font-name="Monotype Corsiva" fo:font-style="italic" style:font-style-asian="italic"/>
    </style:style>
    <style:style style:name="T16" style:parent-style-name="Основнойшрифтабзаца" style:family="text">
      <style:text-properties style:font-name="Monotype Corsiva"/>
    </style:style>
    <style:style style:name="T17" style:parent-style-name="Основнойшрифтабзаца" style:family="text">
      <style:text-properties style:font-name="Monotype Corsiva" fo:font-style="italic" style:font-style-asian="italic"/>
    </style:style>
    <style:style style:name="S1" style:family="section">
      <style:section-properties fo:margin-left="-0.0111in" fo:margin-right="-0.0979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8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9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20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21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2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2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24" style:parent-style-name="Основнойшрифтабзаца" style:family="text">
      <style:text-properties fo:font-weight="bold" style:font-weight-asian="bold" style:font-weight-complex="bold" fo:language="en" fo:country="US" style:language-asian="en" style:country-asian="US"/>
    </style:style>
    <style:style style:name="S2" style:family="section">
      <style:section-properties fo:margin-left="0.1138in" fo:margin-right="-0.0986in" style:writing-mode="lr-tb"/>
    </style:style>
    <style:style style:name="P25" style:parent-style-name="Обычный" style:family="paragraph">
      <style:paragraph-properties fo:margin-top="0.0694in"/>
      <style:text-properties fo:font-style="italic" style:font-style-asian="italic" fo:language="en" fo:country="US"/>
    </style:style>
    <style:style style:name="T27" style:parent-style-name="Основнойшрифтабзаца" style:family="text">
      <style:text-properties fo:font-style="italic" style:font-style-asian="italic" style:font-style-complex="italic"/>
    </style:style>
    <style:style style:name="P26" style:parent-style-name="Обычный" style:family="paragraph">
      <style:paragraph-properties fo:margin-top="0.0694in">
        <style:drop-cap style:length="1" style:lines="5"/>
      </style:paragraph-properties>
    </style:style>
    <style:style style:name="T2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3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1" style:parent-style-name="Обычный" style:family="paragraph">
      <style:paragraph-properties fo:text-align="center" fo:margin-right="-0.0152in"/>
    </style:style>
    <style:style style:name="T3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 style:language-asian="en" style:country-asian="US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АСТЕРОИДНЫЕ ВОЙНЫ</text:p>
      <text:p text:style-name="P13"><text:span text:style-name="T14">C</text:span><text:span text:style-name="T15">овсем недавно<text:s/></text:span><text:span text:style-name="T16">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</text:span><text:span text:style-name="T17"><text:s/>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8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9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20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21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<text:s/><text:soft-page-break/>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22"/>
        <text:p text:style-name="P23"><text:span text:style-name="T24"><draw:frame draw:style-name="a2" draw:name="Рисунок 1" text:anchor-type="as-char" svg:x="0in" svg:y="0in" svg:width="1.59375in" svg:height="1.59375in" style:rel-width="scale" style:rel-height="scale"><draw:image xlink:href="media/image2.wmf" xlink:type="simple" xlink:show="embed" xlink:actuate="onLoad"/><svg:title/><svg:desc>j0301076</svg:desc></draw:frame></text:span></text:p>
      </text:section>
      <text:section text:name="Sect2" text:style-name="S2">
        <text:p text:style-name="P25"/>
        <text:p text:style-name="P26"><text:span text:style-name="T27">О</text:span><text:span text:style-name="T28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</text:span><text:span text:style-name="T29">сходит в среднем раз в столетие</text:span><text:span text:style-name="T30">.</text:span></text:p>
        <text:p text:style-name="P31"><text:span text:style-name="T32"><draw:frame draw:style-name="a3" draw:name="Рисунок 2" text:anchor-type="as-char" svg:x="0in" svg:y="0in" svg:width="1.125in" svg:height="1.07292in" style:rel-width="scale" style:rel-height="scale"><draw:image xlink:href="media/image3.wmf" xlink:type="simple" xlink:show="embed" xlink:actuate="onLoad"/><svg:title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language="ru" fo:country="RU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fo:language="ru" fo:country="RU" style:language-asian="zh" style:country-asian="CN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fo:language="ru" fo:country="RU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8861in" fo:margin-bottom="0.4923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29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4972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 fo:language="en" fo:country="US"/>
    </style:style>
    <style:style style:name="T4" style:parent-style-name="Основнойшрифтабзаца" style:family="text">
      <style:text-properties fo:font-weight="bold" style:font-weight-asian="bold" fo:language="uk" fo:country="UA"/>
    </style:style>
    <style:style style:name="P5" style:parent-style-name="Верхнийколонтитул" style:family="paragraph">
      <style:paragraph-properties>
        <style:tab-stops>
          <style:tab-stop style:type="center" style:position="0in"/>
          <style:tab-stop style:type="center" style:position="3.3472in"/>
          <style:tab-stop style:type="right" style:position="6.4972in"/>
        </style:tab-stops>
      </style:paragraph-properties>
    </style:style>
    <style:style style:name="T6" style:parent-style-name="Основнойшрифтабзаца" style:family="text">
      <style:text-properties fo:font-weight="bold" style:font-weight-asian="bold" style:font-weight-complex="bold" fo:language="en" fo:country="US" style:language-asian="en" style:country-asian="US"/>
    </style:style>
    <style:style style:name="P7" style:parent-style-name="Нижнийколонтитул" style:family="paragraph">
      <style:paragraph-properties fo:margin-right="0.1965in">
        <style:tab-stops>
          <style:tab-stop style:type="center" style:position="3.2479in"/>
          <style:tab-stop style:type="right" style:position="6.4972in"/>
        </style:tab-stops>
      </style:paragraph-properties>
    </style:style>
    <style:style style:name="T8" style:parent-style-name="Основнойшрифтабзаца" style:family="text">
      <style:text-properties fo:language="en" fo:country="US" style:language-asian="en" style:country-asian="US"/>
    </style:style>
    <style:style style:name="P9" style:parent-style-name="Нижнийколонтитул" style:family="paragraph">
      <style:paragraph-properties fo:margin-right="0.1965in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10" style:parent-style-name="Основнойшрифтабзаца" style:family="text">
      <style:text-properties fo:language="uk" fo:country="UA"/>
    </style:style>
    <style:style style:name="T11" style:parent-style-name="Основнойшрифтабзаца" style:family="text">
      <style:text-properties fo:language="uk" fo:country="UA"/>
    </style:style>
    <style:style style:name="T12" style:parent-style-name="Основнойшрифтабзаца" style:family="text">
      <style:text-properties fo:language="uk" fo:country="U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§7</text:span><text:span text:style-name="T4"><text:tab/>НАУКА И МИР</text:span></text:p>
        <text:p text:style-name="P5"><text:span text:style-name="T6"><draw:frame draw:style-name="a0" draw:name="Рисунок 3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</style:header>
      <style:footer>
        <text:p text:style-name="P7"><text:span text:style-name="T8"><draw:frame draw:style-name="a1" draw:name="Рисунок 4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  <text:p text:style-name="P9"><text:span text:style-name="T10">1:43</text:span><text:span text:style-name="T11"><text:tab/>1</text:span><text:span text:style-name="T12"><text:tab/>12.10.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dc:description/>
    <dc:subject/>
    <meta:initial-creator>Sed</meta:initial-creator>
    <dc:creator>Windows User</dc:creator>
    <meta:creation-date>2020-10-12T11:38:00Z</meta:creation-date>
    <dc:date>2020-10-12T11:38:00Z</dc:date>
    <meta:print-date>2020-10-12T11:37:00Z</meta:print-date>
    <meta:template xlink:href="Normal.dotm" xlink:type="simple"/>
    <meta:editing-cycles>2</meta:editing-cycles>
    <meta:editing-duration>PT60S</meta:editing-duration>
    <meta:document-statistic meta:page-count="1" meta:paragraph-count="4" meta:word-count="319" meta:character-count="2136" meta:row-count="15" meta:non-whitespace-character-count="1821"/>
  </office:meta>
</office:document-meta>
</file>